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0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8787954513535231729" text:style-name="L1">
        <text:list-item>
          <text:list>
            <text:list-header>
              <text:p text:style-name="P14">34.8 miles in the last week</text:p>
              <text:p text:style-name="P15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1262916386079763732" text:style-name="L2">
        <text:list-item>
          <text:list>
            <text:list-header>
              <text:p text:style-name="P17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3690261" text:continue-numbering="true" text:style-name="L2">
        <text:list-item>
          <text:list>
            <text:list-header>
              <text:p text:style-name="P16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10">I ran and walked on the indoor track. <text:s/>The first 2 miles I walked 120 yards during every half mile. <text:s/>For the last mile I walked 220 yards during each half mile.</text:p>
      <text:p text:style-name="P10">Splits: 10:23, 10:26, 10:59</text:p>
      <text:p text:style-name="P10"/>
      <text:p text:style-name="P12"><text:span text:style-name="T3">Fri Feb 2, 2018 </text:span><text:span text:style-name="T4">no running </text:span></text:p>
      <text:p text:style-name="P12"><text:span text:style-name="T3">We flew to Florida for a week.</text:span><text:span text:style-name="T3"> </text:span></text:p>
      <text:p text:style-name="P10"/>
      <text:p text:style-name="P11">20.75 miles in the last week </text:p>
      <text:p text:style-name="P13"/>
      <text:p text:style-name="P13"/>
      <text:p text:style-name="P13"/>
      <text:p text:style-name="P13"/>
      <text:p text:style-name="P13"/>
      <text:p text:style-name="P10"><text:soft-page-break/>Sat Feb 3, 2018 <text:span text:style-name="T1">5 miles</text:span> <text:s text:c="2"/></text:p>
      <text:p text:style-name="P10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10"/>
      <text:p text:style-name="P10">Sun Feb 4, 2018 <text:span text:style-name="T1">no running</text:span> <text:s/></text:p>
      <text:p text:style-name="P10"/>
      <text:p text:style-name="P10">Mon Feb 5, 2018 <text:span text:style-name="T1">5.5 miles</text:span></text:p>
      <text:p text:style-name="P10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10"/>
      <text:p text:style-name="P10">Tues Feb 6, 2018 <text:span text:style-name="T1">4 miles</text:span> <text:s/></text:p>
      <text:p text:style-name="P10">I ran on a 0.7 mile road loop in St Augustine and averaged 10:15/mile. <text:s/>The last ½ mile was in 4:13.</text:p>
      <text:p text:style-name="P10"/>
      <text:p text:style-name="P10">Wed Feb 7, 2018 <text:span text:style-name="T1">6 miles </text:span><text:s/></text:p>
      <text:p text:style-name="P10">I ran on the same 0.7 mile loop.</text:p>
      <text:p text:style-name="P10">0.2 mile warm up</text:p>
      <text:p text:style-name="P10">2 mile run in 18:20</text:p>
      <text:p text:style-name="P10">5 minute rest</text:p>
      <text:p text:style-name="P10">6 x 0.2 mile run with a 0.3 mile jog after each run</text:p>
      <text:p text:style-name="P10"><text:tab/>The 0.2 mile runs averaged 78.7s or 6:34/mile pace.</text:p>
      <text:p text:style-name="P10">0.8 mile walk/run warm down</text:p>
      <text:p text:style-name="P10"/>
      <text:p text:style-name="P10">Thur Feb 8, 2018 <text:span text:style-name="T1">5.5 miles</text:span> <text:s/></text:p>
      <text:p text:style-name="P10">0.25 mile jog</text:p>
      <text:p text:style-name="P10">4.9 mile run and walk: I walked a total of 0.9 miles in 6 walks and ran the rest. <text:tab/>The average pace was 11:00/mile</text:p>
      <text:p text:style-name="P10">0.35 mile walk to warm down</text:p>
      <text:p text:style-name="P10"/>
      <text:p text:style-name="P10">Fri Feb 9, 2018 <text:span text:style-name="T1">5 miles</text:span> </text:p>
      <text:p text:style-name="P10">I ran and walked 5 miles averaging 11:45/mile. <text:s/>I walked 8 times for a total of about 1.1 miles of walking.</text:p>
      <text:p text:style-name="P10"/>
      <text:p text:style-name="P11">31 miles in the last week</text:p>
      <text:p text:style-name="P11"/>
      <text:p text:style-name="P10"><text:soft-page-break/>Sat Feb 10, 2018 <text:span text:style-name="T1">8 miles</text:span> <text:s/></text:p>
      <text:p text:style-name="P10">I am back in Meadville. <text:s/>I ran on a treadmill in the Wise Center</text:p>
      <text:p text:style-name="P10">2 mile warm up in 18:57 at various paces, some at 7:53/mile. <text:s/>Rested 5 minutes</text:p>
      <text:p text:style-name="P10">I ran 4 x ¾ mile and 2 x ½ mile with ¼ mile jog before each run.</text:p>
      <text:p text:style-name="P10">The ¾ miles were all 6:00 and the ½ miles were 4:00. <text:s/>The ¼ mile jogs were 3:00.</text:p>
      <text:p text:style-name="P10">I warmed down with a ½ mile in 5:30. <text:s/>My pulse after the last ½ mile was 152.</text:p>
      <text:p text:style-name="P10"/>
      <text:p text:style-name="P10">Sun Feb 11, 2018 <text:span text:style-name="T1">5 miles</text:span></text:p>
      <text:p text:style-name="P10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10"/>
      <text:p text:style-name="P10">Mon Feb 12, 2018 <text:span text:style-name="T1">8 miles</text:span> <text:s/></text:p>
      <text:p text:style-name="P10">I ran ½ mile to the Wise Center and rested a few minutes. <text:s/>Then I ran 7.26 miles on a treadmill in 1 hour averaging 8:16/mile. <text:s/>Warm down was a 0.25 mile jog. <text:s/>I ran faster as I ran.</text:p>
      <text:p text:style-name="P10"/>
      <text:p text:style-name="P10">Tues Feb 13, 2018 <text:span text:style-name="T1">no running</text:span></text:p>
      <text:p text:style-name="P11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1"/>
      <text:p text:style-name="P11">37.5 miles in the last week</text:p>
      <text:p text:style-name="P13"><text:soft-page-break/><text:span text:style-name="T2">Sat Feb 17, 2018 </text:span>5.5 miles </text:p>
      <text:p text:style-name="P12">I ran on a treadmill at the Wise Center.</text:p>
      <text:p text:style-name="P12">Warm up: 2 miles in about 20:00 at various paces with some at 7:53/mile pace</text:p>
      <text:p text:style-name="P12">I rested 3 minutes and ran a 2.6 mile tempo run at 8:06.5/mile. Time: 21:05/mile</text:p>
      <text:p text:style-name="P12">Before the tempo run I had a lead in of 0.1 miles and after I jogged 0.8 miles in about 8:00.</text:p>
      <text:p text:style-name="P12"/>
      <text:p text:style-name="P12">Sun Feb 18, 2018 <text:span text:style-name="T1">3.5 miles</text:span> <text:s/></text:p>
      <text:p text:style-name="P12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12"/>
      <text:p text:style-name="P8">Mon Feb 19, 2018 <text:span text:style-name="T1">5.6 miles</text:span></text:p>
      <text:p text:style-name="P8">I ran on a Wise Center treadmill. <text:s/></text:p>
      <text:p text:style-name="P8">Warm up: 2 miles at various paces including some as fast as 7:41/mile</text:p>
      <text:p text:style-name="P8">After resting 10 minutes I ran a 5K in 23:53 or 7:42/mile. <text:s/>As a lead into the 5K <text:s text:c="6"/>I jogged ¼ mile and as a warm down I ran ¼ mile in about 2:30.</text:p>
      <text:p text:style-name="P8">Splits for the 5K: 7:50, 7:42, 7:39 and 0:42 for the last 0.1 miles</text:p>
      <text:p text:style-name="P8">The last 0.1 miles was at an average pace of 7:00/mile. </text:p>
      <text:p text:style-name="P8">My pulse after 1 mile, 2 miles and 5K was 152, 158 and 158.</text:p>
      <text:p text:style-name="P8"/>
      <text:p text:style-name="P8">Tues Feb 20, 2018 <text:s/><text:span text:style-name="T1">no running</text:span></text:p>
      <text:p text:style-name="P8"/>
      <text:p text:style-name="P8">Wed Feb 21, 2018 <text:s/><text:span text:style-name="T1">5 miles</text:span> </text:p>
      <text:p text:style-name="P8">I ran with Jim, <text:s/>and Tiffany on the indoor track.</text:p>
      <text:p text:style-name="P8">We warmed up with 1 mile, did ¼ mile of drills and walked 1/8 mile.</text:p>
      <text:p text:style-name="P8">Then we ran ¼ mile, ½ mile, ¾ mile and 1 mile with ¼ mile jog between each. The runs averaged 9:17/mile pace with the last mile in 9:11. <text:s/>We did a 1/4 mile jog and 1/8 mile walk to warm down.</text:p>
      <text:p text:style-name="P8"/>
      <text:p text:style-name="P8">Thur Feb 22, 2018 <text:s/><text:span text:style-name="T1">6.25 miles</text:span></text:p>
      <text:p text:style-name="P8">½ mile jog to the Wise Center and rested a few minutes</text:p>
      <text:p text:style-name="P8">On a treadmill:</text:p>
      <text:p text:style-name="P8">1.5 miles averaging 9:00/mile at various paces, some at 7:47/mile &amp; rested 3:00</text:p>
      <text:p text:style-name="P8">3 x ½ mile all in 4:00 and 1 x 1 mile in (3:45 + 3:34) = <text:s/>7:19</text:p>
      <text:p text:style-name="P8">I jogged ¼ mile in about 3 minutes between each of these runs.</text:p>
      <text:p text:style-name="P8">Warmed down: ½ mile in about 5 minutes and then a ½ mile jog home </text:p>
      <text:p text:style-name="P8"/>
      <text:p text:style-name="P8">Fri Feb 23, 2018 <text:span text:style-name="T1">no running, we started our trip to Amsterdam</text:span></text:p>
      <text:p text:style-name="P7"/>
      <text:p text:style-name="P7">25.9 miles in the last week </text:p>
      <text:p text:style-name="P7"/>
      <text:p text:style-name="P2"><text:soft-page-break/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5"><text:soft-page-break/>Sat March 3, 2018 <text:span text:style-name="T1">6 miles</text:span></text:p>
      <text:p text:style-name="P5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5"/>
      <text:p text:style-name="P5">Sun March 4, 2018 <text:span text:style-name="T1">4.5 miles</text:span></text:p>
      <text:p text:style-name="P5">I walked about 1.5 miles with Oona and Figo. <text:s/>Later in the day I ran 3.1 miles with Joe on walking and bike paths. <text:s/>Time: 29:10 </text:p>
      <text:p text:style-name="P5"/>
      <text:p text:style-name="P5">Mon March 5, 2018 <text:span text:style-name="T1">10.75 miles</text:span> </text:p>
      <text:p text:style-name="P5">I warmed up with a 0.75 mile jog. <text:s/>Then I ran 10 miles in 1:37:04, averaging 9:42/mile. <text:s/>The first 5 miles I averaged 9:56/mile and the second 5 miles 9:28/mile.</text:p>
      <text:p text:style-name="P5"/>
      <text:p text:style-name="P5">Tues March 6, 2018 <text:span text:style-name="T1">6.5 miles</text:span> </text:p>
      <text:p text:style-name="P5">I ran 5 miles on walking and bike paths. <text:s/>Then I warm down with a 1 mile jog and a ½ mile walk. Spits for the 5 mile run: 9:12, 8:49, 8:51, 8:40, 8:26. Average: 8:48</text:p>
      <text:p text:style-name="P5"/>
      <text:p text:style-name="P5">Wed March 7, 2018 <text:span text:style-name="T1">no running</text:span></text:p>
      <text:p text:style-name="P5"/>
      <text:p text:style-name="P5">Thur March 8, 2018 <text:s/><text:span text:style-name="T1">5 miles</text:span></text:p>
      <text:p text:style-name="P5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5"/>
      <text:p text:style-name="P5">Fri March 9, 2018 <text:span text:style-name="T1">6.75 miles</text:span> <text:s/></text:p>
      <text:p text:style-name="P5">I ran and walked 5 miles and averaged 11:20/mile. <text:s/>Later in the day I walked and ran 1.75 miles.</text:p>
      <text:p text:style-name="P5"/>
      <text:p text:style-name="P6">39.75 miles in the last week</text:p>
      <text:p text:style-name="P6"/>
      <text:p text:style-name="P6"/>
      <text:p text:style-name="P5"><text:soft-page-break/>Sat March 10, 2018 <text:s/><text:span text:style-name="T1">2 miles</text:span></text:p>
      <text:p text:style-name="P5"><text:span text:style-name="T1"><text:s text:c="2"/></text:span>2 miles of walking and running on walking and bike paths</text:p>
      <text:p text:style-name="P5"/>
      <text:p text:style-name="P5">Sun March 11, 2018 <text:s/><text:span text:style-name="T1">2 miles</text:span></text:p>
      <text:p text:style-name="P5"><text:span text:style-name="T1"><text:s text:c="2"/></text:span>2 miles of walking and running on walking and bike paths</text:p>
      <text:p text:style-name="P5"/>
      <text:p text:style-name="P5">Mon March 12, 2018 <text:span text:style-name="T1">6 miles</text:span> <text:s/></text:p>
      <text:p text:style-name="P5">I rode 1 mile on a bike to Amsterdamse Bos. Then I walked and ran 5.5 miles with Joe and Figo (Joe's dog) in het bos. Figo probably did about 10 miles. I finished with a 1 mile ride back. </text:p>
      <text:p text:style-name="P5"/>
      <text:p text:style-name="P5">Tues March 13, 2018 <text:span text:style-name="T1">7.75 miles</text:span> <text:s/></text:p>
      <text:p text:style-name="P5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5"/>
      <text:p text:style-name="P5">Wed March 14, 2018 <text:span text:style-name="T1">4 miles</text:span></text:p>
      <text:p text:style-name="P5">I ran and walked 2.5 miles and rode a bike 4.5 miles. <text:s/>I count 4.5 miles of bike riding as equivalent to1.5 miles of running and walking.</text:p>
      <text:p text:style-name="P5"/>
      <text:p text:style-name="P5">Thur March 15, 2018 <text:span text:style-name="T1">8 miles</text:span> <text:s/></text:p>
      <text:p text:style-name="P5">I ran and walked 6 miles on walking and bike paths and averaged 11:34/mile. I walked 11 times and walked a total of about ¾ miles during the 6 miles. I ran and walked an additional 2 miles during the day. </text:p>
      <text:p text:style-name="P5">'</text:p>
      <text:p text:style-name="P5">Fri March 16, 2018 <text:span text:style-name="T1">4.4 miles</text:span> </text:p>
      <text:p text:style-name="P5">Warm up: 1 mile of walking and running.</text:p>
      <text:p text:style-name="P5">I ran 3 miles on walking and bike trails averaging 8:59/mile.</text:p>
      <text:p text:style-name="P5">Splits: 9:25, 9:05, 8:26</text:p>
      <text:p text:style-name="P5">I warmed down with a 0.4 miles jog.</text:p>
      <text:p text:style-name="P5"/>
      <text:p text:style-name="P6">34.2 miles in the last week </text:p>
      <text:p text:style-name="P6"/>
      <text:p text:style-name="P6"/>
      <text:p text:style-name="P9"><text:soft-page-break/>Sat March 17, 2018 <text:s/><text:span text:style-name="T1">5.5 miles</text:span></text:p>
      <text:p text:style-name="P9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9"/>
      <text:p text:style-name="P9">Sun March 18, 2018 <text:span text:style-name="T1">no running</text:span></text:p>
      <text:p text:style-name="P9"/>
      <text:p text:style-name="P9">Mon March 19, 2018 <text:span text:style-name="T1">9.25 miles</text:span></text:p>
      <text:p text:style-name="P9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9">Time for the 4.5 mile run: 33:26 <text:s/></text:p>
      <text:p text:style-name="P9">Splits: 7:30, 7:30, 7:26 7:23, 3:37.</text:p>
      <text:p text:style-name="P9">Later I jogged 1.5 miles outside.</text:p>
      <text:p text:style-name="P9"/>
      <text:p text:style-name="P9">Tues March 20, 2018 <text:span text:style-name="T1">8 miles</text:span></text:p>
      <text:p text:style-name="P9">I jogged ½ mile to the Sportcentrum VU, rested a few minutes and ran 1.5 miles on a treadmill averaging 8:30/mile at various paces with some as fast as 7:51/mile.</text:p>
      <text:p text:style-name="P9">Tempo Running:</text:p>
      <text:p text:style-name="P9">I ran 3 x ½ mile and 1 x 2.5 miles with a ¼ mile jog before each run and </text:p>
      <text:p text:style-name="P9">¼ mile jog at the end. All four runs were at 7:58/mile and jogs were about 3:00. <text:s/>I jogged ¾ miles back.</text:p>
      <text:p text:style-name="P9"/>
      <text:p text:style-name="P9">Wed March 21, 2018 <text:span text:style-name="T1">no running</text:span> We flew back home.</text:p>
      <text:p text:style-name="P9"/>
      <text:p text:style-name="P9">Thurs March 22, 2018 <text:span text:style-name="T1">4 miles</text:span></text:p>
      <text:p text:style-name="P9">I ran 1.5 miles outdoors on hilly roads at about 9:30/mile. <text:s/>Then on a Wise Center treadmill I ran 2 miles in about 18:00. <text:s/>Warm down: ½ mile home</text:p>
      <text:p text:style-name="P9"/>
      <text:p text:style-name="P9">Fri March 23, 2018 <text:span text:style-name="T1">4 miles</text:span> </text:p>
      <text:p text:style-name="P9">On treadmill: 2 mile run at about 9:00/mile and 2 mile walk/run averaging about 12:00/mile</text:p>
      <text:p text:style-name="P5"><text:span text:style-name="T1">30.75 miles in the last week</text:span> </text:p>
      <text:p text:style-name="P5"><text:soft-page-break/>Sat March 24, 2018 <text:span text:style-name="T1">5 miles</text:span> </text:p>
      <text:p text:style-name="P5">I ran and walked 5 miles on hilly roads and averaged 11:36/mile. <text:s/>I walked 6 times for a total of 0.75 miles of walking during the middle 3 miles. I was practicing a run/walk routine for a 50 mile run.</text:p>
      <text:p text:style-name="P5"/>
      <text:p text:style-name="P5">Sun March 25, 2018 <text:span text:style-name="T1">no running</text:span></text:p>
      <text:p text:style-name="P5">I have a sore throat and slight chest congestion.</text:p>
      <text:p text:style-name="P5"/>
      <text:p text:style-name="P5">Mon March 26, 2018 <text:span text:style-name="T1">4 miles</text:span> </text:p>
      <text:p text:style-name="P5">I ran and walked 4 miles on the Wise Center indoor track and averaged about 11:00/mile. <text:s/>My cold is a little better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3-26T13:48:10.46</dc:date>
    <dc:creator>James Lombardi</dc:creator>
    <meta:editing-duration>P2DT10H59M18S</meta:editing-duration>
    <meta:editing-cycles>210</meta:editing-cycles>
    <meta:generator>OpenOffice/4.1.2$Win32 OpenOffice.org_project/412m3$Build-9782</meta:generator>
    <meta:document-statistic meta:table-count="0" meta:image-count="0" meta:object-count="0" meta:page-count="13" meta:paragraph-count="275" meta:word-count="4287" meta:character-count="20533"/>
  </office:meta>
</office:document-meta>
</file>